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-cours base de données</text:p>
      <text:p text:style-name="Standard">-design base de données-initialisation dépôt git</text:p>
      <text:p text:style-name="Standard">-réalisation script initialisation base de<text:s/>données (création base de données, tables )</text:p>
      <text:p text:style-name="Standard">-réalisation script fixture (<text:s/>requête<text:s/>api, isolation valeurs, récupérer url de<text:s/>toutes les catégories,<text:s/>récupérer url de chaque produit par catégories,<text:s/>remplissage tables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in dauteuil</meta:initial-creator>
    <dc:creator>robin dauteuil</dc:creator>
    <meta:creation-date>2021-06-03T12:26:00Z</meta:creation-date>
    <dc:date>2021-06-17T13:45:00Z</dc:date>
    <meta:template xlink:href="Normal" xlink:type="simple"/>
    <meta:editing-cycles>5</meta:editing-cycles>
    <meta:editing-duration>PT615900S</meta:editing-duration>
    <meta:document-statistic meta:page-count="1" meta:paragraph-count="1" meta:word-count="50" meta:character-count="330" meta:row-count="2" meta:non-whitespace-character-count="281"/>
  </office:meta>
</office:document-meta>
</file>